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ac8" officeooo:paragraph-rsid="00041ac8"/>
    </style:style>
    <style:style style:name="P2" style:family="paragraph" style:parent-style-name="Standard">
      <style:text-properties officeooo:rsid="0004fc33" officeooo:paragraph-rsid="0004fc33"/>
    </style:style>
    <style:style style:name="P3" style:family="paragraph" style:parent-style-name="Standard">
      <style:text-properties officeooo:rsid="00063bfa" officeooo:paragraph-rsid="00063bfa"/>
    </style:style>
    <style:style style:name="P4" style:family="paragraph" style:parent-style-name="Standard">
      <style:text-properties officeooo:rsid="00068444" officeooo:paragraph-rsid="00068444"/>
    </style:style>
    <style:style style:name="P5" style:family="paragraph" style:parent-style-name="Standard" style:list-style-name="L1">
      <style:text-properties officeooo:rsid="00068444" officeooo:paragraph-rsid="00068444"/>
    </style:style>
    <style:style style:name="P6" style:family="paragraph" style:parent-style-name="Standard">
      <style:text-properties officeooo:rsid="00086fa8" officeooo:paragraph-rsid="00086fa8"/>
    </style:style>
    <style:style style:name="T1" style:family="text">
      <style:text-properties officeooo:rsid="0004fc33"/>
    </style:style>
    <style:style style:name="T2" style:family="text">
      <style:text-properties officeooo:rsid="000684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4</text:p>
      <text:p text:style-name="P1"/>
      <text:p text:style-name="P1">El metodo agil prioriza el proceso sobre el plan</text:p>
      <text:p text:style-name="P1"/>
      <text:p text:style-name="P1">equipos autoorganizados, empoderados</text:p>
      <text:p text:style-name="P1"/>
      <text:p text:style-name="P1">4Conceptos: colaborar reflexionar </text:p>
      <text:p text:style-name="P1"/>
      <text:p text:style-name="P1"/>
      <text:p text:style-name="P1">MODULO 2</text:p>
      <text:p text:style-name="P1"/>
      <text:p text:style-name="P1">MINDSET: Agilidad descripto por 4 valores, definido por 12 principios. </text:p>
      <text:p text:style-name="P1"/>
      <text:p text:style-name="P1"/>
      <text:p text:style-name="P1">Los marcos de trabajo son prácticas</text:p>
      <text:p text:style-name="P1"/>
      <text:p text:style-name="P1">PRACTICAS MÁS CONOCIDAS</text:p>
      <text:p text:style-name="P1"/>
      <text:p text:style-name="P1">TRABAJAN DE MANERA INTEGRADA, NO TRABAJAN SOLAS, SE COMPLEMENTAN EN TODO EL CICLO DE VIDAD DEL PRODUCTO</text:p>
      <text:p text:style-name="P1"/>
      <text:p text:style-name="P1">LEAN: MEJORA CONTINUA: CONSTRUIR EL PRODUCTO CORRECTO</text:p>
      <text:p text:style-name="P1"/>
      <text:p text:style-name="P1">SCRUM: <text:span text:style-name="T1">CONSTRUIR</text:span> BIEN EL PRODUCTO</text:p>
      <text:p text:style-name="P1"/>
      <text:p text:style-name="P1">KANBAN: ORGANIZACIÓN DEL TRABAJO</text:p>
      <text:p text:style-name="P1"/>
      <text:p text:style-name="P1">KAIZEN: HACIA LA MEJORA CONTINUA</text:p>
      <text:p text:style-name="P1"/>
      <text:p text:style-name="P2">DESIGN THINKING: EXPLORAR EL PROBLEMA</text:p>
      <text:p text:style-name="P2"/>
      <text:p text:style-name="P2">POR EJEMPLO Si tengo el producto ya construido y solo tengo que mejoorarlo me conviene usar SCRAM</text:p>
      <text:p text:style-name="P2"/>
      <text:p text:style-name="P2">TIENEN EN COMUN:</text:p>
      <text:p text:style-name="P2"/>
      <text:p text:style-name="P2">ITERATIVAS: aprendemos en circuitos cortos</text:p>
      <text:p text:style-name="P2">COSTOMER CENTRIC: ponemos en el centro al cliente</text:p>
      <text:p text:style-name="P2">JUST IN TIME: Corregir a tiempo</text:p>
      <text:p text:style-name="P2">INSPECCION CONSTANTE</text:p>
      <text:p text:style-name="P2"/>
      <text:p text:style-name="P2">LEAN:</text:p>
      <text:p text:style-name="P3">7 PRINCIPIOS:</text:p>
      <text:p text:style-name="P3"/>
      <text:p text:style-name="P3">1ELIMINAR DESPERDICIOS: quitar todod lo que no añade valor, retrasos, burocracia, funcionalidad inecesaria, ej codigo repetitivo</text:p>
      <text:p text:style-name="P3">2AMPLIFICAR APRENDIZAJE: modulos pequeños, mas iteraciones, feedback tanto como se puede</text:p>
      <text:p text:style-name="P3">3TOMAR DECISIONES TARDÍAS: Por ejemplo no hacer toda la base de datos si puede cambiar a futuro</text:p>
      <text:p text:style-name="P3">4ENTREGAR LO ANTES POSIBLE: SACAR VERCION BASICA “MVP”</text:p>
      <text:p text:style-name="P3">5POTENCIAR EL EQUIPO: delegar, empoderar el equipo, que el manager escuche al equipo</text:p>
      <text:p text:style-name="P3"><text:soft-page-break/>6CREAR LA INTEGRIDAD:<text:span text:style-name="T2">testing continuamente</text:span></text:p>
      <text:p text:style-name="P3"/>
      <text:p text:style-name="P3"/>
      <text:p text:style-name="P3">7VISUALIZAR TODO EL CONJUNTO: <text:span text:style-name="T2">busca que se cumplan los objetivos</text:span></text:p>
      <text:p text:style-name="P3"/>
      <text:p text:style-name="P4">CLAVES DE LEAN</text:p>
      <text:list xml:id="list3789724059" text:style-name="L1">
        <text:list-item>
          <text:p text:style-name="P5">valor: la documentacion excesiva no aporta valor, se documenta lo minimo indispensable, la burocracia se intenta eliminar</text:p>
          <text:p text:style-name="P5"/>
        </text:list-item>
        <text:list-item>
          <text:p text:style-name="P5">flujo de valor</text:p>
          <text:p text:style-name="P5"/>
        </text:list-item>
        <text:list-item>
          <text:p text:style-name="P5">flujo</text:p>
          <text:p text:style-name="P5"/>
        </text:list-item>
        <text:list-item>
          <text:p text:style-name="P5">pull</text:p>
          <text:p text:style-name="P5"/>
        </text:list-item>
        <text:list-item>
          <text:p text:style-name="P5">perfeccion</text:p>
          <text:p text:style-name="P5"/>
        </text:list-item>
        <text:list-item>
          <text:p text:style-name="P5">personas</text:p>
        </text:list-item>
      </text:list>
      <text:p text:style-name="P4">Identificamos la demanda y produciomos hacia eso</text:p>
      <text:p text:style-name="P4"/>
      <text:p text:style-name="P4"/>
      <text:p text:style-name="P4">LERNSTARTUP:</text:p>
      <text:p text:style-name="P4"/>
      <text:p text:style-name="P4">CONSTRUIR: hipotesis arriesgadas</text:p>
      <text:p text:style-name="P4">MEDIR: fracasar rapido y barato</text:p>
      <text:p text:style-name="P4">APRENDER: invertir poco aprender mucho</text:p>
      <text:p text:style-name="P4"/>
      <text:p text:style-name="P4"/>
      <text:p text:style-name="P4">KANBAN</text:p>
      <text:p text:style-name="P4"/>
      <text:p text:style-name="P4">REDUCIR EL MULTITASKIN</text:p>
      <text:p text:style-name="P4">4PRINCIPIOS:</text:p>
      <text:p text:style-name="P4">6PRÁCTICAS</text:p>
      <text:p text:style-name="P4"/>
      <text:p text:style-name="P6">KAIKAKU:</text:p>
      <text:p text:style-name="P6"/>
      <text:p text:style-name="P6">primer iphone</text:p>
      <text:p text:style-name="P6"/>
      <text:p text:style-name="P6">KAISEN</text:p>
      <text:p text:style-name="P6">Iphone siguien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5T18:09:27.111000000</meta:creation-date>
    <dc:date>2021-04-05T20:02:05.437000000</dc:date>
    <meta:editing-duration>PT1H4M55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54" meta:word-count="275" meta:character-count="1822" meta:non-whitespace-character-count="1605"/>
  </office:meta>
</office:document-meta>
</file>